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Selector.select( String expression , Map objectModel , Parameters paramet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okieSelecto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